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, librepdf world!</text:p>
      <text:p text:style-name="P1">foo</text:p>
      <text:p text:style-name="P1">bar</text:p>
      <text:p text:style-name="P1">ba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2T20:32:32.21</meta:creation-date>
    <dc:date>2012-04-02T20:33:13.41</dc:date>
    <meta:editing-duration>P0D</meta:editing-duration>
    <meta:editing-cycles>1</meta:editing-cycles>
    <meta:document-statistic meta:table-count="0" meta:image-count="0" meta:object-count="0" meta:page-count="4" meta:paragraph-count="4" meta:word-count="6" meta:character-count="31" meta:non-whitespace-character-count="29"/>
    <meta:generator>LibreOffice/3.5$Windows_x86 LibreOffice_project/7e68ba2-a744ebf-1f241b7-c506db1-7d53735</meta:generator>
  </office:meta>
</office:document-meta>
</file>